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9962" officeooo:paragraph-rsid="00119962"/>
    </style:style>
    <style:style style:name="T1" style:family="text">
      <style:text-properties officeooo:rsid="00135440"/>
    </style:style>
    <style:style style:name="T2" style:family="text">
      <style:text-properties officeooo:rsid="00146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10-BUSCAR UNA LISTA DE LOS PUERTOS BIEN CONOCIDOS E IDENTIFICAR LOS USADOS POR LOS PROTOCOLOS LISTADOS</text:p>
      <text:p text:style-name="P1"/>
      <text:p text:style-name="P1">https://www.iana.org/assignments/service-names-port-numbers/service-names-port-numbers.xhtml</text:p>
      <text:p text:style-name="P1"/>
      <text:p text:style-name="P1">HTTP – 80</text:p>
      <text:p text:style-name="P1">HTTPS -443</text:p>
      <text:p text:style-name="P1">FTP – 21<text:span text:style-name="T1">(control), 20 (datos)</text:span></text:p>
      <text:p text:style-name="P1">POP3 – 110</text:p>
      <text:p text:style-name="P1">SMTP – 25</text:p>
      <text:p text:style-name="P1">DNS – 53 </text:p>
      <text:p text:style-name="P1">LDAP – 389</text:p>
      <text:p text:style-name="P1">IRC – 194 <text:span text:style-name="T2">(6667)</text:span></text:p>
      <text:p text:style-name="P1">TELNET <text:s/>- 23</text:p>
      <text:p text:style-name="P1">SSH - 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6S</meta:editing-duration>
    <meta:editing-cycles>5</meta:editing-cycles>
    <meta:generator>LibreOffice/6.0.6.2$Linux_X86_64 LibreOffice_project/00m0$Build-2</meta:generator>
    <dc:date>2018-10-25T19:43:27.792690043</dc:date>
    <meta:document-statistic meta:table-count="0" meta:image-count="0" meta:object-count="0" meta:page-count="1" meta:paragraph-count="12" meta:word-count="42" meta:character-count="318" meta:non-whitespace-character-count="279"/>
    <meta:user-defined meta:name="Info 1"/>
    <meta:user-defined meta:name="Info 2"/>
    <meta:user-defined meta:name="Info 3"/>
    <meta:user-defined meta:name="Info 4"/>
  </office:meta>
</office:document-meta>
</file>